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list-style-name="L1">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3" style:family="paragraph" style:parent-style-name="Preformatted_20_Text" style:list-style-name="L1">
      <style:paragraph-properties fo:text-align="justify" style:justify-single-word="false"/>
      <style:text-properties style:font-name="Arial" fo:font-size="12pt" style:font-size-asian="10.5pt" style:font-size-complex="12pt"/>
    </style:style>
    <style:style style:name="P4" style:family="paragraph" style:parent-style-name="Preformatted_20_Text" style:list-style-name="L1">
      <style:paragraph-properties fo:text-align="justify" style:justify-single-word="false"/>
      <style:text-properties style:font-name="Arial" fo:font-size="12pt" fo:font-weight="bold" style:font-size-asian="10.5pt" style:font-weight-asian="bold" style:font-size-complex="12pt" style:font-weight-complex="bold"/>
    </style:style>
    <style:style style:name="P5" style:family="paragraph" style:parent-style-name="Preformatted_20_Text" style:list-style-name="L1">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Preformatted_20_Text" style:list-style-name="L1">
      <style:paragraph-properties fo:text-align="justify" style:justify-single-word="false"/>
      <style:text-properties style:font-name="Arial" fo:font-weight="bold" style:font-weight-asian="bold" style:font-weight-complex="bold"/>
    </style:style>
    <style:style style:name="P7" style:family="paragraph" style:parent-style-name="Preformatted_20_Text" style:list-style-name="L1">
      <style:paragraph-properties fo:text-align="justify" style:justify-single-word="false"/>
      <style:text-properties style:font-name="Arial" fo:font-weight="normal" style:font-weight-asian="normal" style:font-weight-complex="normal"/>
    </style:style>
    <style:style style:name="T1" style:family="text">
      <style:text-properties fo:font-size="12pt" style:font-size-asian="10.5pt" style:font-size-complex="12pt"/>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4 Limitations and future work</text:p>
      <text:p text:style-name="P1"/>
      <text:list xml:id="list723588682" text:style-name="L1">
        <text:list-item>
          <text:p text:style-name="P2">Accessibility standards</text:p>
          <text:p text:style-name="P3">To comply to European Union standards the website has to match the W3C Web Accessibility Initiative (WAI) standards. To achieve this goal the website has to be improved to match all requirements that handicapped persons have unlimited access to ErasmusLine.</text:p>
          <text:p text:style-name="P4"/>
        </text:list-item>
        <text:list-item>
          <text:p text:style-name="P4">Internship process</text:p>
          <text:p text:style-name="P3">It turned out that the internship process is a complicated process. Because of the higher priority of the university exchange process it couldn't be finished in time.</text:p>
          <text:p text:style-name="P4"/>
        </text:list-item>
        <text:list-item>
          <text:p text:style-name="P6"><text:span text:style-name="T1">Integration of the Official Erasmus Contract </text:span></text:p>
          <text:p text:style-name="P7"><text:span text:style-name="T1">The Official Erasmus Contract is a document which is specific for each institution. There has to be a standardization process to include a form into the application.</text:span></text:p>
          <text:p text:style-name="P3"/>
        </text:list-item>
        <text:list-item>
          <text:p text:style-name="P4">Data mining integration</text:p>
          <text:p text:style-name="P3">Better integration with P1-Config and P4-Out to improve the workflow of information to the ODS.</text:p>
          <text:p text:style-name="P3"/>
        </text:list-item>
        <text:list-item>
          <text:p text:style-name="P4">General bug fixing</text:p>
          <text:p text:style-name="P5">Software is never free of bugs. General bug fixing has to be done in futu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2T10:52:30</dc:date>
    <meta:generator>LibreOffice/3.3$Unix LibreOffice_project/330m19$Build-202</meta:generator>
    <meta:editing-duration>PT1H14M22S</meta:editing-duration>
    <meta:editing-cycles>9</meta:editing-cycles>
    <meta:document-statistic meta:table-count="0" meta:image-count="0" meta:object-count="0" meta:page-count="1" meta:paragraph-count="11" meta:word-count="151" meta:character-count="933"/>
  </office:meta>
</office:document-meta>
</file>